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OpenDyslexicMono" svg:font-family="OpenDyslexicMono"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OpenDyslexicMono" fo:font-size="24pt" style:font-size-asian="24pt" style:font-size-complex="24pt"/>
    </style:style>
    <style:style style:name="P2" style:family="paragraph" style:parent-style-name="Standard">
      <style:text-properties style:font-name="OpenDyslexicMono" fo:font-size="14pt" style:font-size-asian="14pt" style:font-size-complex="14pt"/>
    </style:style>
    <style:style style:name="P3" style:family="paragraph" style:parent-style-name="Standard" style:list-style-name="L4">
      <style:text-properties style:font-name="OpenDyslexicMono" fo:font-size="14pt" style:font-size-asian="14pt" style:font-size-complex="14pt"/>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text-properties style:font-name="OpenDyslexicMono" fo:font-size="24pt" style:font-size-asian="24pt" style:font-size-complex="24pt"/>
    </style:style>
    <style:style style:name="P8" style:family="paragraph" style:parent-style-name="Text_20_body" style:list-style-name="L1">
      <style:paragraph-properties fo:margin-top="0cm" fo:margin-bottom="0cm"/>
    </style:style>
    <style:style style:name="P9" style:family="paragraph" style:parent-style-name="Text_20_body" style:list-style-name="L2">
      <style:paragraph-properties fo:margin-top="0cm" fo:margin-bottom="0cm"/>
    </style:style>
    <style:style style:name="P10" style:family="paragraph" style:parent-style-name="Text_20_body" style:list-style-name="L3">
      <style:paragraph-properties fo:margin-top="0cm" fo:margin-bottom="0cm"/>
    </style:style>
    <style:style style:name="T1" style:family="text">
      <style:text-properties style:text-underline-style="solid" style:text-underline-width="auto" style:text-underline-color="font-color"/>
    </style:style>
    <style:style style:name="T2" style:family="text">
      <style:text-properties fo:font-size="14pt" style:font-size-asian="14pt" style:font-size-complex="14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Strong_20_Emphasis"><text:span text:style-name="T1">secret /ˈsiː.krət/ </text:span></text:span></text:p>
      <text:p text:style-name="Text_20_body"><text:span text:style-name="Strong_20_Emphasis"><text:span text:style-name="Emphasis">Noun</text:span></text:span> </text:p>
      <text:list xml:id="list608806039121390027" text:style-name="L1">
        <text:list-item>
          <text:p text:style-name="P8">Information or knowledge deliberately kept hidden (for example, family secrets or <text:a xlink:type="simple" xlink:href="https://www.agbarr.co.uk/our-brands/barr-soft-drinks/irn-bru/" text:style-name="Internet_20_link" text:visited-style-name="Visited_20_Internet_20_Link">secret recipes</text:a>). </text:p>
        </text:list-item>
        <text:list-item>
          <text:p text:style-name="P8">A mystery or unknown fact (for example, the secret to being a <text:a xlink:type="simple" xlink:href="https://www.reddit.com/r/workchronicles/comments/1c8100x/comic_10x_engineers/" text:style-name="Internet_20_link" text:visited-style-name="Visited_20_Internet_20_Link">10X developer</text:a>). </text:p>
        </text:list-item>
        <text:list-item>
          <text:p text:style-name="P8">A concealed or undisclosed fact, often surprising (for example, <text:a xlink:type="simple" xlink:href="https://developer.ibm.com/blogs/worlds-biggest-secret-my-life-as-a-cobol-programmer/" text:style-name="Internet_20_link" text:visited-style-name="Visited_20_Internet_20_Link">hidden secrets of a lost civilization</text:a>). </text:p>
        </text:list-item>
        <text:list-item>
          <text:p text:style-name="P4">Something that gives an advantage when kept confidential (for example, a <text:a xlink:type="simple" xlink:href="https://www.youtube.com/watch?v=l49MHwooaVQ&amp;t=10s" text:style-name="Internet_20_link" text:visited-style-name="Visited_20_Internet_20_Link">proprietary middle-out lossless compression algorithm</text:a>). </text:p>
        </text:list-item>
      </text:list>
      <text:p text:style-name="Text_20_body"><text:span text:style-name="Strong_20_Emphasis"><text:span text:style-name="Emphasis">Adjective</text:span></text:span> </text:p>
      <text:list xml:id="list8887375166028716644" text:style-name="L2">
        <text:list-item>
          <text:p text:style-name="P9">Intended to be mysterious or cryptic (for example, secret code or hidden messages). </text:p>
        </text:list-item>
        <text:list-item>
          <text:p text:style-name="P9">Hidden from ordinary sight or awareness (for example, secret passageways). </text:p>
        </text:list-item>
        <text:list-item>
          <text:p text:style-name="P9">Reserved or exclusive, known only to a select group for example, a secret society). </text:p>
        </text:list-item>
        <text:list-item>
          <text:p text:style-name="P5">Designed to elude observation or detection (for example, a covert operation to █████). </text:p>
        </text:list-item>
      </text:list>
      <text:p text:style-name="Text_20_body"><text:span text:style-name="Strong_20_Emphasis"><text:span text:style-name="Emphasis">Acronyms</text:span></text:span></text:p>
      <text:list xml:id="list1969439736812732445" text:style-name="L3">
        <text:list-item>
          <text:p text:style-name="P10">Shady Elves Conspiring to Rob Every Toy Store </text:p>
        </text:list-item>
        <text:list-item>
          <text:p text:style-name="P10">Slippery Eels Competing in Ridiculous Extreme Triathlon Sports </text:p>
        </text:list-item>
        <text:list-item>
          <text:p text:style-name="P10">Super Evil Cats Running Elaborate Trapping Schemes </text:p>
        </text:list-item>
        <text:list-item>
          <text:p text:style-name="P10">Sneaky Entrepreneurs Craving Really Exotic Treasure Stashes </text:p>
        </text:list-item>
        <text:list-item>
          <text:p text:style-name="P10">Silly Elders Conducting Ridiculous Espionage Training Simulators </text:p>
        </text:list-item>
        <text:list-item>
          <text:p text:style-name="P10">Stealthy Enemies Creating Really Elaborate Trap Systems </text:p>
        </text:list-item>
        <text:list-item>
          <text:p text:style-name="P10">Some Evil Computers Running Everything Too Smartly </text:p>
        </text:list-item>
        <text:list-item>
          <text:p text:style-name="P6">[ YOUR TOTALLY MADE-UP ACRONYMS HERE ] </text:p>
        </text:list-item>
      </text:list>
      <text:p text:style-name="P1">Wildcards</text:p>
      <text:p text:style-name="P2">Small Palette – Easy, but maybe kinf of pointless? IDK, maybe keep it to 4 keyword colours plus black and white?</text:p>
      <text:p text:style-name="P2">Cheat Codes - Probaly yeah</text:p>
      <text:p text:style-name="P1"><text:span text:style-name="T2">Speedrun – The speedrun is making it. (maybe a WPM counter? That should be easy?)</text:span></text:p>
      <text:p text:style-name="P1"><text:span text:style-name="T2"/></text:p>
      <text:p text:style-name="P1">Pitch</text:p>
      <text:p text:style-name="P2">Text line based puzzle hacking game. You are shown blocks of corrupted text with certain keywords intermixed. Depending on the keyword, colour and presence or absence of other keywords you must input the correct response strings. Response strings are in a (possibly partially damaged or redacted) reference document that can be viewed in game, but not at the same time as the input screen.</text:p>
      <text:p text:style-name="P2">Your character is a data recovery specialist for one of the corporations who is tasked with decrypting the black box packet that a majour research station panic dumped before mysteriously going dark. The station is cloaked in a heavy energy field that blocks scans and communication. Attempts to access the station have been futile and armed rescue teams were attacked by something unknown. Worse still, without propulsion, the station's orbit is decaying and it is threatening to crash onto the populated planet below.</text:p>
      <text:p text:style-name="P2">You have been tasked with breaking the datashell by debugging data packets and must break through a certain number of data packets within a certain amount of time in order to open a backdoor control channel and prevent the station from crashing.</text:p>
      <text:p text:style-name="P2">Along the way, you may decipher the mess of corrupted data to uncover what happened to the station and decipher the mysteries hidden there. The blocks of text are fragments of security logs from the station that detail the secrets that the scientists and corporations were all keeping from eachother and the origins of the Scovex virus. The same virus that you begin to decode as you dig deeper through the layers of data.</text:p>
      <text:p text:style-name="P2"/>
      <text:p text:style-name="P1">Machanical Overview</text:p>
      <text:p text:style-name="P2">Puzzle game focused around decoding and following logic puzzles based on colour and wollowing overlapping conditional logic threads.</text:p>
      <text:p text:style-name="P2">Core loop is akin to the Fallout hacking minigame crossed with Keep Talking and Nobody Explodes.</text:p>
      <text:p text:style-name="P2">The screen will show you with a corrupted data packet. The corrupt data packet will be a paragraph sized block of text that contains several different things.</text:p>
      <text:list xml:id="list2186066709535306634" text:style-name="L4">
        <text:list-item>
          <text:p text:style-name="P3">Keywords. These are the only components that matter for mechanical purposeses. They come in various colours and depending on the keyword, accompanying symbols, colour of the keyword, or other factors a different response string must be entered to progress.</text:p>
        </text:list-item>
        <text:list-item>
          <text:p text:style-name="P3">Surface Lore. Usually not encoded, this is more surface level information to get the player interested in what mght be going on. Most of these should only answer surface level questions with shallow or false answers and are primarily designed to introduce characters, backstory, and worldbuilding concepts.</text:p>
        </text:list-item>
        <text:list-item>
          <text:p text:style-name="P3">Shallow Lore. Almost always at least partially encoded in the Scovex cipher. The Scovex cipher is a simple symbol replacement cipher and this will reveal personal details about the character's private lives and their deeper secrets and lies.</text:p>
        </text:list-item>
        <text:list-item>
          <text:p text:style-name="P3">"Junk Data" Deep Lore. Appearing to be jumbled nonsense, the junk data is actually a simple atbash cipher that gets L33t sp33k applied to it after ciphering. EX: The scovex are coming to colonize your tech ---&gt; G5v 4xl3vc z1v xlnrmt gl xl0lmrav 8lf1 gvx5</text:p>
        </text:list-item>
      </text:list>
      <text:p text:style-name="P2"/>
      <text:p text:style-name="P2">Once you complete the tutorial packet, time will start and you have a set amount of time to get through 10? 20? data packets successfully. If you fail, the station crashes and the game is over. If you succeed, you inadvertently release the Scovex into your own system and the game ends. Possible thrid secret ending that you can find by decyphering hidden commands among the packets where you are given the choice to destroy the Scovex code for good at your own cost or overrwrite the Scovex virus and take control of it yourself.</text:p>
      <text:p text:style-name="P2"/>
      <text:p text:style-name="P1">Keywords, Colours and Responses</text:p>
      <text:p text:style-name="P2"/>
      <text:p text:style-name="P2"/>
      <text:p text:style-name="P1">Ciphers</text:p>
      <text:p text:style-name="P2"/>
      <text:p text:style-name="P2">"@BASH" appears with each section of ciphered text as a hint to what kind of cypher is used.</text:p>
      <text:p text:style-name="P2"/>
      <text:p text:style-name="P2">L337 Ru135:</text:p>
      <text:p text:style-name="P2">1 -l</text:p>
      <text:p text:style-name="P2">2 -z</text:p>
      <text:p text:style-name="P2">3 -e</text:p>
      <text:p text:style-name="P2">4 </text:p>
      <text:p text:style-name="P2">5 -s</text:p>
      <text:p text:style-name="P2">6</text:p>
      <text:p text:style-name="P2">7 -t</text:p>
      <text:p text:style-name="P2">8 -b </text:p>
      <text:p text:style-name="P2">9</text:p>
      <text:p text:style-name="P2">0 -o</text:p>
      <text:p text:style-name="P2">These replacements get applied after the atbash cypher.</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OpenDyslexicMono" svg:font-family="OpenDyslexicMono"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2M19S</meta:editing-duration>
    <meta:editing-cycles>5</meta:editing-cycles>
    <meta:generator>OpenOffice/4.1.13$Win32 OpenOffice.org_project/4113m1$Build-9810</meta:generator>
    <dc:date>2024-11-12T16:28:51.47</dc:date>
    <meta:document-statistic meta:table-count="0" meta:image-count="0" meta:object-count="0" meta:page-count="1" meta:paragraph-count="53" meta:word-count="875" meta:character-count="5262"/>
    <meta:user-defined meta:name="Info 1"/>
    <meta:user-defined meta:name="Info 2"/>
    <meta:user-defined meta:name="Info 3"/>
    <meta:user-defined meta:name="Info 4"/>
  </office:meta>
</office:document-meta>
</file>